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28"/>
          <table:table-cell table:style-name="ce64" table:formula="of:=[.C12]-[.F12]" office:value-type="float" office:value="520" calcext:value-type="float">
            <text:p>520,00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2])" office:value-type="float" office:value="520" calcext:value-type="float">
            <text:p>520,00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2.635179032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2.6374608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88" meta:object-count="0"/>
    <meta:user-defined meta:name="Info 0"/>
    <meta:user-defined meta:name="Info 1"/>
    <meta:user-defined meta:name="Info 2"/>
    <meta:user-defined meta:name="Info 3"/>
  </office:meta>
</office:document-meta>
</file>